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BlinkMacSystemFont, 'Segoe UI', Roboto, Oxygen, Ubuntu, Cantarell, 'Fira Sans', 'Droid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rw-din" svg:font-family="urw-din, sans-serif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fe2de" officeooo:paragraph-rsid="00214d55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218741" officeooo:paragraph-rsid="00218741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6b026" officeooo:paragraph-rsid="0026b026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2963a1" officeooo:paragraph-rsid="002963a1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2c3561" officeooo:paragraph-rsid="002c3561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2a64c7" officeooo:paragraph-rsid="002a64c7" fo:background-color="#dddddd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214d55" officeooo:paragraph-rsid="00214d55" fo:background-color="#dddddd" style:font-size-asian="14pt" style:font-size-complex="14pt"/>
    </style:style>
    <style:style style:name="P9" style:family="paragraph" style:parent-style-name="Standard">
      <style:paragraph-properties fo:line-height="150%"/>
      <style:text-properties fo:font-variant="normal" fo:text-transform="none" fo:color="#273239" loext:opacity="100%" style:font-name="urw-din" fo:font-size="12.75pt" fo:letter-spacing="normal" fo:font-style="normal" fo:font-weight="normal" style:font-size-asian="14pt" style:font-size-complex="14pt"/>
    </style:style>
    <style:style style:name="P10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11" style:family="paragraph" style:parent-style-name="Heading_20_1">
      <style:paragraph-properties fo:line-height="150%"/>
      <style:text-properties style:font-name="Ubuntu" fo:font-size="14pt" officeooo:rsid="003533e5" officeooo:paragraph-rsid="003533e5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e80c5" officeooo:paragraph-rsid="002e80c5" fo:background-color="#dddddd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30305b" officeooo:paragraph-rsid="0030305b" fo:background-color="#dddddd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3217ad" officeooo:paragraph-rsid="003217ad" fo:background-color="#dddddd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33a673" officeooo:paragraph-rsid="0033a673" fo:background-color="#dddddd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e80c5" officeooo:paragraph-rsid="002e80c5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30305b" officeooo:paragraph-rsid="003217ad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33a673" officeooo:paragraph-rsid="0033a673" style:font-size-asian="14pt" style:font-size-complex="14pt"/>
    </style:style>
    <style:style style:name="P19" style:family="paragraph" style:parent-style-name="Text_20_body">
      <style:paragraph-properties fo:line-height="150%"/>
      <style:text-properties officeooo:rsid="00365346" officeooo:paragraph-rsid="00365346"/>
    </style:style>
    <style:style style:name="P20" style:family="paragraph" style:parent-style-name="Text_20_body">
      <style:paragraph-properties fo:line-height="150%"/>
      <style:text-properties officeooo:rsid="00365346" officeooo:paragraph-rsid="00365346" fo:background-color="#dddddd"/>
    </style:style>
    <style:style style:name="P21" style:family="paragraph" style:parent-style-name="Text_20_body">
      <style:paragraph-properties fo:line-height="150%"/>
      <style:text-properties officeooo:rsid="0036c7e9" officeooo:paragraph-rsid="0036c7e9"/>
    </style:style>
    <style:style style:name="P22" style:family="paragraph" style:parent-style-name="Text_20_body">
      <style:paragraph-properties fo:line-height="150%"/>
      <style:text-properties officeooo:rsid="0038867d" officeooo:paragraph-rsid="0038867d"/>
    </style:style>
    <style:style style:name="P23" style:family="paragraph" style:parent-style-name="Text_20_body">
      <style:paragraph-properties fo:line-height="150%"/>
      <style:text-properties officeooo:rsid="003b4db0" officeooo:paragraph-rsid="003b4db0"/>
    </style:style>
    <style:style style:name="P24" style:family="paragraph" style:parent-style-name="Text_20_body">
      <style:paragraph-properties fo:line-height="150%"/>
      <style:text-properties officeooo:rsid="003b99c9" officeooo:paragraph-rsid="003b99c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4d55"/>
    </style:style>
    <style:style style:name="T3" style:family="text">
      <style:text-properties officeooo:rsid="002334ab"/>
    </style:style>
    <style:style style:name="T4" style:family="text">
      <style:text-properties fo:background-color="#dddddd" loext:char-shading-value="0"/>
    </style:style>
    <style:style style:name="T5" style:family="text">
      <style:text-properties officeooo:rsid="00251a77" fo:background-color="#dddddd" loext:char-shading-value="0"/>
    </style:style>
    <style:style style:name="T6" style:family="text">
      <style:text-properties officeooo:rsid="00287f70" fo:background-color="#dddddd" loext:char-shading-value="0"/>
    </style:style>
    <style:style style:name="T7" style:family="text">
      <style:text-properties officeooo:rsid="00244b1c"/>
    </style:style>
    <style:style style:name="T8" style:family="text">
      <style:text-properties officeooo:rsid="002a64c7"/>
    </style:style>
    <style:style style:name="T9" style:family="text">
      <style:text-properties officeooo:rsid="002dc206"/>
    </style:style>
    <style:style style:name="T10" style:family="text">
      <style:text-properties officeooo:rsid="002fe027"/>
    </style:style>
    <style:style style:name="T11" style:family="text">
      <style:text-properties style:font-name="Ubuntu"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font-name="Ubuntu" fo:font-size="14pt" fo:font-weight="normal" officeooo:rsid="0036c7e9" style:font-size-asian="14pt" style:font-weight-asian="normal" style:font-size-complex="14pt" style:font-weight-complex="normal"/>
    </style:style>
    <style:style style:name="T13" style:family="text">
      <style:text-properties style:font-name="Ubuntu" fo:font-size="14pt" fo:font-weight="normal" officeooo:rsid="0038867d" style:font-size-asian="14pt" style:font-weight-asian="normal" style:font-size-complex="14pt" style:font-weight-complex="normal"/>
    </style:style>
    <style:style style:name="T14" style:family="text">
      <style:text-properties style:font-name="Ubuntu" fo:font-size="14pt" fo:font-weight="normal" officeooo:rsid="003b4302" style:font-size-asian="14pt" style:font-weight-asian="normal" style:font-size-complex="14pt" style:font-weight-complex="normal"/>
    </style:style>
    <style:style style:name="T15" style:family="text">
      <style:text-properties style:font-name="Ubuntu" fo:font-size="14pt" fo:font-weight="normal" fo:background-color="#dddddd" loext:char-shading-value="0" style:font-size-asian="14pt" style:font-weight-asian="normal" style:font-size-complex="14pt" style:font-weight-complex="normal"/>
    </style:style>
    <style:style style:name="T16" style:family="text">
      <style:text-properties style:font-name="Ubuntu" fo:font-size="14pt" fo:font-weight="normal" officeooo:rsid="0036c7e9" fo:background-color="#dddddd" loext:char-shading-value="0" style:font-size-asian="14pt" style:font-weight-asian="normal" style:font-size-complex="14pt" style:font-weight-complex="normal"/>
    </style:style>
    <style:style style:name="T17" style:family="text">
      <style:text-properties style:font-name="Ubuntu" fo:font-size="14pt" fo:font-weight="normal" officeooo:rsid="0038867d" fo:background-color="#dddddd" loext:char-shading-value="0" style:font-size-asian="14pt" style:font-weight-asian="normal" style:font-size-complex="14pt" style:font-weight-complex="normal"/>
    </style:style>
    <style:style style:name="T18" style:family="text">
      <style:text-properties style:font-name="Ubuntu" fo:font-size="14pt" fo:font-weight="normal" officeooo:rsid="003b4302" fo:background-color="#dddddd" loext:char-shading-value="0" style:font-size-asian="14pt" style:font-weight-asian="normal" style:font-size-complex="14pt" style:font-weight-complex="normal"/>
    </style:style>
    <style:style style:name="T19" style:family="text">
      <style:text-properties style:font-name="Ubuntu" fo:font-size="14pt" fo:font-weight="normal" fo:background-color="#dddddd" loext:char-shading-value="0" style:font-size-asian="14pt" style:font-weight-asian="normal" style:font-size-complex="14pt" style:font-weight-complex="normal"/>
    </style:style>
    <style:style style:name="T20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1" style:family="text">
      <style:text-properties officeooo:rsid="00304696"/>
    </style:style>
    <style:style style:name="T22" style:family="text">
      <style:text-properties officeooo:rsid="003217a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6534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Metodos Objeto</text:h>
      <text:p text:style-name="P2"><text:span text:style-name="T1">assign -</text:span> Copia as propriedades e valores de um ou mais objetos de origem para um objeto de destino. <text:span text:style-name="T3">V</text:span><text:span text:style-name="T2">ai retornar o objeto de destino que possui propriedades e valores copiados do objeto </text:span><text:span text:style-name="T3">d</text:span><text:span text:style-name="T2">e origem: </text:span></text:p>
      <text:p text:style-name="P8">Object.assign(origem, destino) </text:p>
      <text:p text:style-name="P1"/>
      <text:p text:style-name="P3"><text:span text:style-name="T1">create -</text:span> <text:span text:style-name="T7">Cria um novo objeto usando um objeto existente como prototipo, ou seja, cria um novo objeto a partir de outro: </text:span><text:span text:style-name="T5">Object.create(objeto) </text:span></text:p>
      <text:p text:style-name="P9"/>
      <text:p text:style-name="P4"><text:span text:style-name="T1">defineProperties -</text:span> Define propriedades novas ou modifica propriedades existentes diretamente em um objeto e retorna ele: <text:span text:style-name="T4">Object.defineProperties(objeto, { </text:span><text:span text:style-name="T6">propriedade: { config }, </text:span><text:span text:style-name="T4">}) </text:span></text:p>
      <text:p text:style-name="P1"/>
      <text:p text:style-name="P5"><text:span text:style-name="T1">defineProperty -</text:span> <text:span text:style-name="T8">Define uma nova propriedade ou modifica uma propriedade existente diretamente em um objeto e retorna ele:</text:span></text:p>
      <text:p text:style-name="P7">Object.defineProperty(objeto, ‘propriedade’, { config }) </text:p>
      <text:p text:style-name="P1"/>
      <text:p text:style-name="P6"><text:span text:style-name="T1">freeze -</text:span> Congela um objeto, evitando a adição de novas propriedades e tornando as propriedades existentes não configuraveis, negando qualquer alteração: <text:span text:style-name="T4">Object.freeze(objeto) </text:span></text:p>
      <text:p text:style-name="P1"/>
      <text:p text:style-name="P6"><text:span text:style-name="T1">fromEntries -</text:span> <text:span text:style-name="T9">Transforma uma lista de pares chave-valor em um objeto:</text:span></text:p>
      <text:p text:style-name="P12">Object.fromEntries(alvo) </text:p>
      <text:p text:style-name="P1"/>
      <text:p text:style-name="P16"><text:span text:style-name="T1">getOwnPropertyDescriptor -</text:span> <text:span text:style-name="T10">Retorna um objeto que descreve a configuração de uma propriedade especifica em um determinado objeto: </text:span></text:p>
      <text:p text:style-name="P13">Object.getOwnPropertyDescriptor(objeto, propriedade) </text:p>
      <text:p text:style-name="P1"/>
      <text:p text:style-name="P17"><text:span text:style-name="T1"/></text:p>
      <text:p text:style-name="P17"><text:soft-page-break/><text:span text:style-name="T1">getOwnPropertyDescriptors - </text:span><text:span text:style-name="T21">Retorna todos os descritores d</text:span><text:span text:style-name="T22">e </text:span><text:span text:style-name="T21">propriedade de </text:span><text:span text:style-name="T22">todas as propriedades de</text:span><text:span text:style-name="T21"> um determinado objeto, </text:span><text:span text:style-name="T22">ou seja, Retorna todas as configurações de todas as propriedades de um objeto:</text:span></text:p>
      <text:p text:style-name="P14">Object.getOwnPropertyDescriptors(objeto) </text:p>
      <text:p text:style-name="P1"/>
      <text:p text:style-name="P18"><text:span text:style-name="T1">getOwnPropertyNames -</text:span> Retorna um array de todas as propriedades encontradas diretamente em um determinado objeto: </text:p>
      <text:p text:style-name="P15">Object.getOwnPropertyNames(objeto) </text:p>
      <text:h text:style-name="P11" text:outline-level="1">getOwnPropertySymbols - <text:span text:style-name="T23">Retorna um array de tod</text:span><text:span text:style-name="T24">as as propriedades de simbolo encontradas diretamente em um determinado objeto: </text:span></text:h>
      <text:p text:style-name="P20"><text:span text:style-name="T11">Object.getOwnPropertySymbols(objeto) </text:span></text:p>
      <text:p text:style-name="P19"><text:span text:style-name="T11"/></text:p>
      <text:p text:style-name="P19"><text:span text:style-name="T20">getPrototypeOf -</text:span><text:span text:style-name="T11"> </text:span><text:span text:style-name="T12">Retorna o protótipo (valor da propriedade interna Prototype) do objeto especificado: </text:span><text:span text:style-name="T16">Object.getPrototypeOf(objeto) </text:span></text:p>
      <text:p text:style-name="P19"><text:span text:style-name="T11"/></text:p>
      <text:p text:style-name="P21"><text:span text:style-name="T20">hasOwn -</text:span><text:span text:style-name="T11"> </text:span><text:span text:style-name="T13">Retorna true se o objeto especificado tiver a propriedade indicada como sua própria propriedade ou false se a propriedade for herdada ou não existir: </text:span><text:span text:style-name="T17">Object.hasOwn(objeto, ‘propriedade’) <text:s/></text:span></text:p>
      <text:p text:style-name="P19"><text:span text:style-name="T11"/></text:p>
      <text:p text:style-name="P22"><text:span text:style-name="T20">is -</text:span><text:span text:style-name="T11"> </text:span><text:span text:style-name="T14">Determina se dois valores são o mesmo valor e retorna true ou false: </text:span><text:span text:style-name="T18">Object.is(valor1, valor2) </text:span></text:p>
      <text:p text:style-name="P19"><text:span text:style-name="T11"/></text:p>
      <text:p text:style-name="P23"><text:span text:style-name="T20">isExtensible -</text:span><text:span text:style-name="T11"> Determina se um objeto é extensivel (se pode ter novas propriedades adicionadas a ele) e retorna true ou false: </text:span><text:span text:style-name="T19">Object.isExtensible(objeto) </text:span></text:p>
      <text:p text:style-name="P19"><text:span text:style-name="T11"/></text:p>
      <text:p text:style-name="P24"><text:soft-page-break/><text:span text:style-name="T20">isFrozen -</text:span><text:span text:style-name="T11"> Determina se um objeto esta congelado (se pode ser alterado) e retorna true ou false: </text:span><text:span text:style-name="T19">Object.isFrozen(objeto) </text:span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  <text:p text:style-name="P19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BlinkMacSystemFont, 'Segoe UI', Roboto, Oxygen, Ubuntu, Cantarell, 'Fira Sans', 'Droid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rw-din" svg:font-family="urw-din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08:44:30.712473139</meta:creation-date>
    <dc:date>2023-02-09T07:15:13.621810872</dc:date>
    <meta:editing-duration>PT7H3M48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3" meta:paragraph-count="23" meta:word-count="324" meta:character-count="2457" meta:non-whitespace-character-count="2136"/>
  </office:meta>
</office:document-meta>
</file>